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3.641cm"/>
    </style:style>
    <style:style style:name="co9" style:family="table-column">
      <style:table-column-properties fo:break-before="auto" style:column-width="6.16cm"/>
    </style:style>
    <style:style style:name="co10" style:family="table-column">
      <style:table-column-properties fo:break-before="auto" style:column-width="13.344cm"/>
    </style:style>
    <style:style style:name="co11" style:family="table-column">
      <style:table-column-properties fo:break-before="auto" style:column-width="12.444cm"/>
    </style:style>
    <style:style style:name="co12" style:family="table-column">
      <style:table-column-properties fo:break-before="auto" style:column-width="8.036cm"/>
    </style:style>
    <style:style style:name="co13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184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948cm" fo:break-before="auto" style:use-optimal-row-height="false"/>
    </style:style>
    <style:style style:name="ro8" style:family="table-row">
      <style:table-row-properties style:row-height="4.369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bold" style:font-size-asian="12pt" style:font-style-asian="normal" style:font-weight-asian="bold" style:font-name-complex="Google Sans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2pt" fo:font-style="normal" fo:text-shadow="none" style:text-underline-style="none" fo:font-weight="normal" style:font-size-asian="12pt" style:font-style-asian="normal" style:font-weight-asian="normal" style:font-name-complex="Google Sans" style:font-size-complex="12pt" style:font-style-complex="normal" style:font-weight-complex="normal"/>
    </style:style>
    <style:style style:name="ce6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8" style:family="table-cell" style:parent-style-name="Default">
      <style:table-cell-properties fo:background-color="#f0f6f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9" style:family="table-cell" style:parent-style-name="Default">
      <style:table-cell-properties fo:background-color="#f0f6f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f0f6f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0f6f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b1b1b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ackground-color="#f0f6f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b7b7b7" style:text-align-source="fix" style:repeat-content="false" fo:wrap-option="no-wrap" fo:border-left="none" style:direction="ltr" fo:border-right="2.49pt solid #4285f4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4" style:family="table-cell" style:parent-style-name="Default">
      <style:table-cell-properties fo:background-color="#f1c23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5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1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c27ba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2" style:family="table-cell" style:parent-style-name="Default">
      <style:table-cell-properties fo:background-color="#c27ba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3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76a5af" style:text-align-source="fix" style:repeat-content="false" fo:wrap-option="no-wrap" fo:border-left="none" style:direction="ltr" fo:border-right="2.49pt solid #4285f4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5" style:family="table-cell" style:parent-style-name="Default">
      <style:table-cell-properties fo:background-color="#76a5a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bold" style:font-size-asian="10pt" style:font-style-asian="normal" style:font-weight-asian="bold" style:font-name-complex="Google Sans" style:font-size-complex="10pt" style:font-style-complex="normal" style:font-weight-complex="bold"/>
    </style:style>
    <style:style style:name="ce26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Google Sans" fo:font-size="10pt" fo:font-style="normal" fo:text-shadow="none" style:text-underline-style="none" fo:font-weight="normal" style:font-size-asian="10pt" style:font-style-asian="normal" style:font-weight-asian="normal" style:font-name-complex="Google 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2.49pt solid #4285f4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Google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Google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Google Sans" fo:font-size="12pt" style:text-underline-style="none" style:text-underline-color="font-color" style:text-line-through-type="none" fo:font-style="normal" style:text-outline="false" fo:text-shadow="none" style:text-position="0% 100%" style:font-name-complex="Google Sans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oogle Sans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Google Sans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000000" style:font-name="Google Sans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Google Sans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434343" style:font-name="Google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Google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Google Sans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Google Sans" style:font-size-asian="10pt" style:font-size-complex="10pt" style:font-weight-asian="normal" style:font-weight-complex="normal" style:font-style-asian="italic" style:font-style-complex="italic"/>
    </style:style>
    <style:style style:name="T8" style:family="text">
      <style:text-properties fo:color="#000000" style:font-name="Google Sans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Google Sans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 style:font-name="Google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Noto Sans CJK SC" style:font-name-complex="Google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Google Sans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Noto Sans CJK SC" style:font-name-complex="Google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" table:default-cell-style-name="Default"/>
        <table:table-column table:style-name="co13" table:number-columns-repeated="1006" table:default-cell-style-name="Default"/>
        <table:table-row table:style-name="ro1">
          <table:table-cell table:style-name="ce1" office:value-type="string" calcext:value-type="string">
            <text:p>Auditoría competitiva</text:p>
            <text:p/>
          </table:table-cell>
          <table:table-cell table:style-name="ce5" office:value-type="string" calcext:value-type="string" table:number-columns-spanned="17" table:number-rows-spanned="1">
            <text:p><text:span text:style-name="T1">Objetivo:</text:span><text:span text:style-name="T2"> Comparar la experiencia de compra de la aplicación de cada competidor como usuario nuevo y usuario recurrente. </text:span></text:p>
          </table:table-cell>
          <table:covered-table-cell table:number-columns-repeated="16" table:style-name="ce29"/>
          <table:table-cell table:number-columns-repeated="1006"/>
        </table:table-row>
        <table:table-row table:style-name="ro2">
          <table:table-cell table:style-name="ce2" table:number-columns-spanned="1" table:number-rows-spanned="3"/>
          <table:table-cell table:style-name="ce6" office:value-type="string" calcext:value-type="string" table:number-columns-spanned="8" table:number-rows-spanned="2">
            <text:p>Información general</text:p>
          </table:table-cell>
          <table:covered-table-cell table:number-columns-repeated="7" table:style-name="ce29"/>
          <table:table-cell table:style-name="ce13" office:value-type="string" calcext:value-type="string" table:number-columns-spanned="9" table:number-rows-spanned="1">
            <text:p><text:span text:style-name="T3">UX</text:span></text:p>
            <text:p><text:span text:style-name="T7">(calificación: necesita trabajo, muy bien, bien o sobresaliente)</text:span></text:p>
          </table:table-cell>
          <table:covered-table-cell table:number-columns-repeated="7" table:style-name="ce29"/>
          <table:covered-table-cell table:style-name="ce27"/>
          <table:table-cell table:number-columns-repeated="1006"/>
        </table:table-row>
        <table:table-row table:style-name="ro3">
          <table:covered-table-cell table:number-columns-repeated="9" table:style-name="ce29"/>
          <table:table-cell table:style-name="ce14" office:value-type="string" calcext:value-type="string" table:number-columns-spanned="2" table:number-rows-spanned="1">
            <text:p>Primeras impresiones</text:p>
          </table:table-cell>
          <table:covered-table-cell table:style-name="ce29"/>
          <table:table-cell table:style-name="ce18" office:value-type="string" calcext:value-type="string" table:number-columns-spanned="4" table:number-rows-spanned="1">
            <text:p>Interacción</text:p>
          </table:table-cell>
          <table:covered-table-cell table:number-columns-repeated="3" table:style-name="ce29"/>
          <table:table-cell table:style-name="ce21" office:value-type="string" calcext:value-type="string">
            <text:p>Diseño visual</text:p>
          </table:table-cell>
          <table:table-cell table:style-name="ce24" office:value-type="string" calcext:value-type="string" table:number-columns-spanned="2" table:number-rows-spanned="1">
            <text:p>Contenido</text:p>
          </table:table-cell>
          <table:covered-table-cell table:style-name="ce27"/>
          <table:table-cell table:number-columns-repeated="1006"/>
        </table:table-row>
        <table:table-row table:style-name="ro4">
          <table:covered-table-cell table:style-name="ce29"/>
          <table:table-cell table:style-name="ce7" office:value-type="string" calcext:value-type="string">
            <text:p><text:span text:style-name="T3">Tipo de competidor</text:span></text:p>
            <text:p><text:span text:style-name="T4">(directo o indirecto)</text:span></text:p>
          </table:table-cell>
          <table:table-cell table:style-name="ce7" office:value-type="string" calcext:value-type="string">
            <text:p>Sucursal(es):</text:p>
            <text:p/>
          </table:table-cell>
          <table:table-cell table:style-name="ce7" office:value-type="string" calcext:value-type="string">
            <text:p>Oferta de producto</text:p>
            <text:p/>
          </table:table-cell>
          <table:table-cell table:style-name="ce7" office:value-type="string" calcext:value-type="string">
            <text:p><text:span text:style-name="T3">Precio</text:span></text:p>
            <text:p><text:span text:style-name="T4">(USD - USD)</text:span></text:p>
          </table:table-cell>
          <table:table-cell table:style-name="ce7" office:value-type="string" calcext:value-type="string">
            <text:p><text:span text:style-name="T3">Sitio web</text:span></text:p>
            <text:p><text:span text:style-name="T4">(URL)</text:span></text:p>
          </table:table-cell>
          <table:table-cell table:style-name="ce7" office:value-type="string" calcext:value-type="string">
            <text:p><text:span text:style-name="T3">Tamaño del negocio</text:span></text:p>
            <text:p><text:span text:style-name="T4">(pequeño, mediano, grande)</text:span></text:p>
          </table:table-cell>
          <table:table-cell table:style-name="ce7" office:value-type="string" calcext:value-type="string">
            <text:p>Público objetivo </text:p>
          </table:table-cell>
          <table:table-cell table:style-name="ce7" office:value-type="string" calcext:value-type="string">
            <text:p>Propuesta de valor única </text:p>
          </table:table-cell>
          <table:table-cell table:style-name="ce15" office:value-type="string" calcext:value-type="string">
            <text:p>Experiencia del sitio web desde una computadora de escritorio</text:p>
          </table:table-cell>
          <table:table-cell table:style-name="ce15" office:value-type="string" calcext:value-type="string">
            <text:p>Experiencia de aplicación móvil exclusiva</text:p>
          </table:table-cell>
          <table:table-cell table:style-name="ce19" office:value-type="string" calcext:value-type="string">
            <text:p>Funciones</text:p>
          </table:table-cell>
          <table:table-cell table:style-name="ce19" office:value-type="string" calcext:value-type="string">
            <text:p>Accesibilidad</text:p>
          </table:table-cell>
          <table:table-cell table:style-name="ce19" office:value-type="string" calcext:value-type="string">
            <text:p>Flujo de usuarios </text:p>
          </table:table-cell>
          <table:table-cell table:style-name="ce19" office:value-type="string" calcext:value-type="string">
            <text:p>Navegación</text:p>
          </table:table-cell>
          <table:table-cell table:style-name="ce22" office:value-type="string" calcext:value-type="string">
            <text:p>Identidad de marca</text:p>
          </table:table-cell>
          <table:table-cell table:style-name="ce25" office:value-type="string" calcext:value-type="string">
            <text:p>Tono</text:p>
          </table:table-cell>
          <table:table-cell table:style-name="ce25" office:value-type="string" calcext:value-type="string">
            <text:p>Descriptividad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Didi</text:p>
          </table:table-cell>
          <table:table-cell table:style-name="ce8" office:value-type="string" calcext:value-type="string">
            <text:p>Indirecto</text:p>
          </table:table-cell>
          <table:table-cell table:style-name="ce8" office:value-type="string" calcext:value-type="string">
            <text:p>Presencia en la mayoría</text:p>
            <text:p> de estados del país.</text:p>
            <text:p>Local, centrada en una ciudad</text:p>
            <text:p> o área geográfica específica</text:p>
          </table:table-cell>
          <table:table-cell table:style-name="ce9" office:value-type="string" calcext:value-type="string">
            <text:p>Servicio de transporte de pasajeros mediante taxis convencionales</text:p>
          </table:table-cell>
          <table:table-cell table:style-name="ce10" office:value-type="string" calcext:value-type="string">
            <text:p>Pesos Mexicanos</text:p>
          </table:table-cell>
          <table:table-cell table:style-name="ce11" office:value-type="string" calcext:value-type="string">
            <text:p><text:a xlink:href="https://didi-mexico.com/conducirdidi/" xlink:type="simple">https://didi-mexico.com/conducirdidi/</text:a></text:p>
          </table:table-cell>
          <table:table-cell table:style-name="ce12" office:value-type="string" calcext:value-type="string">
            <text:p>Pequeño o mediano,</text:p>
            <text:p>con una flota limitada </text:p>
            <text:p>de vehículos</text:p>
          </table:table-cell>
          <table:table-cell table:style-name="ce9" office:value-type="string" calcext:value-type="string">
            <text:p>Usuarios locales que necesitan transporte dentro de la ciudad o área de servicio</text:p>
          </table:table-cell>
          <table:table-cell table:style-name="ce9" office:value-type="string" calcext:value-type="string">
            <text:p>Conocimiento local, disponibilidad inmediata en ciertas áreas, relación personal con los conductores</text:p>
          </table:table-cell>
          <table:table-cell table:style-name="ce16" office:value-type="string" calcext:value-type="string">
            <text:p><text:span text:style-name="T3">Bien</text:span></text:p>
            <text:p><text:span text:style-name="T8">- UX: Variable, generalmente necesita mejorar</text:span></text:p>
            <text:p><text:span text:style-name="T8">-  Variable, generalmente bien pero no tan</text:span></text:p>
            <text:p><text:span text:style-name="T8">   pulido como servicios más grandes.</text:span></text:p>
            <text:p><text:span text:style-name="T8">- Contenido: Variable, puede ser limitado</text:span></text:p>
            <text:p><text:span text:style-name="T8"> en información y funciones</text:span></text:p>
          </table:table-cell>
          <table:table-cell table:style-name="ce17" office:value-type="string" calcext:value-type="string">
            <text:p><text:span text:style-name="T3">Bien</text:span></text:p>
            <text:p><text:span text:style-name="T8">+ Diseño minimalista moderno</text:span></text:p>
            <text:p><text:span text:style-name="T8">+ Diseño limpio y fácil de usar</text:span></text:p>
            <text:p><text:span text:style-name="T8">- Algunas opciones no funcionan como deberían</text:span></text:p>
          </table:table-cell>
          <table:table-cell table:style-name="ce20" office:value-type="string" calcext:value-type="string">
            <text:p><text:span text:style-name="T3">Sobresaliente</text:span></text:p>
            <text:p><text:span text:style-name="T8">+ Pago en un clic con reconocimiento de huella</text:span></text:p>
            <text:p><text:span text:style-name="T8">+ Creación de perfil de usuario</text:span></text:p>
            <text:p><text:span text:style-name="T8">+ Ofrece funciones premium para los usuarios recurrentes</text:span></text:p>
            <text:p><text:span text:style-name="T8">+ Un "mapa del café" que muestra el lugar de origen de cada pedido mensual</text:span></text:p>
          </table:table-cell>
          <table:table-cell table:style-name="ce20" office:value-type="string" calcext:value-type="string">
            <text:p><text:span text:style-name="T3">Sobresaliente</text:span></text:p>
            <text:p><text:span text:style-name="T8">+ Integrado con software de control por voz</text:span></text:p>
            <text:p><text:span text:style-name="T9">+ Múltiples idiomas para adaptarse a las diversas regiones y usuarios a nivel mundial</text:span></text:p>
          </table:table-cell>
          <table:table-cell table:style-name="ce20" office:value-type="string" calcext:value-type="string">
            <text:p><text:span text:style-name="T3">Bien</text:span></text:p>
            <text:p><text:span text:style-name="T8">+ Divertido y fácil de usar para usuarios con cuenta</text:span></text:p>
            <text:p><text:span text:style-name="T8">- Pueden ocurrir errores en la facturación, como cargos duplicados o incorrectos</text:span></text:p>
            <text:p/>
          </table:table-cell>
          <table:table-cell table:style-name="ce20" office:value-type="string" calcext:value-type="string">
            <text:p><text:span text:style-name="T3">Muy bien</text:span></text:p>
            <text:p><text:span text:style-name="T8">- Algunos patrones de navegación desconocidos</text:span></text:p>
            <text:p><text:span text:style-name="T9">+ Navegación básica fácil</text:span></text:p>
            <text:p><text:span text:style-name="T9">+ Indicación clara de los elementos en los que se puede hacer clic</text:span></text:p>
          </table:table-cell>
          <table:table-cell table:style-name="ce23" office:value-type="string" calcext:value-type="string">
            <text:p><text:span text:style-name="T10">Sobresaliente</text:span></text:p>
            <text:p><text:span text:style-name="T8">+ El diseño visual comunica el espíritu de la empresa</text:span></text:p>
            <text:p><text:span text:style-name="T8">+ Diseño moderno y vanguardista</text:span></text:p>
            <text:p><text:span text:style-name="T9">+ Fuerte identidad de marca que incluye colores, fuentes, estilo e imágenes</text:span></text:p>
            <text:p><text:span text:style-name="T8">- El diseño visual no siempre soporta el contenido de manera intuitiva</text:span></text:p>
          </table:table-cell>
          <table:table-cell table:style-name="ce26" office:value-type="string" calcext:value-type="string">
            <text:p>Atractivo, conciso e informativo. </text:p>
            <text:p>Generalmente amigable y cercano, con un enfoque en la atención al cliente local</text:p>
          </table:table-cell>
          <table:table-cell table:style-name="ce26" office:value-type="string" calcext:value-type="string">
            <text:p><text:span text:style-name="T3">Necesita trabajo</text:span></text:p>
            <text:p/>
            <text:p><text:span text:style-name="T8">- Falta información</text:span></text:p>
            <text:p><text:span text:style-name="T8">- A menudo claro pero puede carecer de la sofisticación.</text:span></text:p>
          </table:table-cell>
          <table:table-cell table:number-columns-repeated="1006"/>
        </table:table-row>
        <table:table-row table:style-name="ro6">
          <table:table-cell table:style-name="ce4" office:value-type="string" calcext:value-type="string">
            <text:p>Mi Taxi</text:p>
          </table:table-cell>
          <table:table-cell table:style-name="ce8" office:value-type="string" calcext:value-type="string">
            <text:p>Directo</text:p>
          </table:table-cell>
          <table:table-cell table:style-name="ce8" office:value-type="string" calcext:value-type="string">
            <text:p>CDMex</text:p>
          </table:table-cell>
          <table:table-cell table:style-name="ce9" office:value-type="string" calcext:value-type="string">
            <text:p>Servicio de taxis a diferentes puntos de la república. </text:p>
          </table:table-cell>
          <table:table-cell table:style-name="ce10" office:value-type="string" calcext:value-type="string">
            <text:p>Pesos Mexicanos</text:p>
          </table:table-cell>
          <table:table-cell table:style-name="ce10" office:value-type="string" calcext:value-type="string">
            <text:p><text:span text:style-name="T5"><text:a xlink:href="https://taxi.cdmx.gob.mx/" xlink:type="simple">https://taxi.cdmx.gob.mx/</text:a></text:span></text:p>
          </table:table-cell>
          <table:table-cell table:style-name="ce12" office:value-type="string" calcext:value-type="string">
            <text:p>Mediana</text:p>
          </table:table-cell>
          <table:table-cell table:style-name="ce9" office:value-type="string" calcext:value-type="string">
            <text:p><text:span text:style-name="T6">Personas de la Ciudad de México. Adultos. Trabajadores</text:span></text:p>
          </table:table-cell>
          <table:table-cell table:style-name="ce9" office:value-type="string" calcext:value-type="string">
            <text:p>Ofrece un servicio a diferentes destinos de la república a través de la app Mi Taxi.</text:p>
          </table:table-cell>
          <table:table-cell table:style-name="ce17" office:value-type="string" calcext:value-type="string">
            <text:p><text:span text:style-name="T3">Sobresaliente</text:span></text:p>
            <text:p><text:span text:style-name="T8">+ El sitio web está bien diseñado y es fácil de usar</text:span></text:p>
            <text:p><text:span text:style-name="T8">+ Diseño elegante con una fuerte presencia de la marca</text:span></text:p>
            <text:p><text:span text:style-name="T9">- No tiene la facilidad de uso para personas con discapacidades.</text:span></text:p>
          </table:table-cell>
          <table:table-cell table:style-name="ce17" office:value-type="string" calcext:value-type="string">
            <text:p><text:span text:style-name="T3">Bien</text:span></text:p>
            <text:p><text:span text:style-name="T8">+ Diseño minimalista moderno.</text:span></text:p>
            <text:p><text:span text:style-name="T8">+ Diseño limpio y fácil de usar.</text:span></text:p>
            <text:p><text:span text:style-name="T9">- Algunas opciones no funcionan como deberían.</text:span></text:p>
            <text:p><text:span text:style-name="T9">- No tiene la facilidad de uso para personas con discapacidades.</text:span></text:p>
          </table:table-cell>
          <table:table-cell table:style-name="ce20" office:value-type="string" calcext:value-type="string">
            <text:p><text:span text:style-name="T3">Necesita trabajo</text:span></text:p>
            <text:p><text:span text:style-name="T8">+ Pago en un clic que recuerda la información de pago</text:span></text:p>
            <text:p><text:span text:style-name="T8">- Faltan otras opciones útiles </text:span></text:p>
            <text:p><text:span text:style-name="T8">- No hay programa de beneficios</text:span></text:p>
          </table:table-cell>
          <table:table-cell table:style-name="ce20" office:value-type="string" calcext:value-type="string">
            <text:p><text:span text:style-name="T3">Bien</text:span></text:p>
            <text:p><text:span text:style-name="T8">- No tiene  integrado el software de control por voz</text:span></text:p>
            <text:p><text:span text:style-name="T8">- Ofrece 2 idiomas distintos</text:span></text:p>
          </table:table-cell>
          <table:table-cell table:style-name="ce20" office:value-type="string" calcext:value-type="string">
            <text:p><text:span text:style-name="T3">Bien</text:span></text:p>
            <text:p><text:span text:style-name="T8">+ Divertido y fácil de usar para usuarios con cuenta</text:span></text:p>
            <text:p><text:span text:style-name="T8">- El proceso de pago sin una cuenta es repetitivo y frustrante</text:span></text:p>
            <text:p/>
          </table:table-cell>
          <table:table-cell table:style-name="ce20" office:value-type="string" calcext:value-type="string">
            <text:p><text:span text:style-name="T3">Muy bien</text:span></text:p>
            <text:p><text:span text:style-name="T8">- Algunos patrones de navegación desconocidos</text:span></text:p>
            <text:p><text:span text:style-name="T9">+ Indicación clara de los elementos en los que se puede hacer clic</text:span></text:p>
          </table:table-cell>
          <table:table-cell table:style-name="ce23" office:value-type="string" calcext:value-type="string">
            <text:p><text:span text:style-name="T10">Sobresaliente</text:span></text:p>
            <text:p><text:span text:style-name="T8">+ El diseño visual comunica el espíritu de la empresa</text:span></text:p>
            <text:p><text:span text:style-name="T8">+ Diseño moderno y vanguardista</text:span></text:p>
            <text:p><text:span text:style-name="T8">- El diseño visual no siempre soporta el contenido de manera intuitiva</text:span></text:p>
          </table:table-cell>
          <table:table-cell table:style-name="ce26" office:value-type="string" calcext:value-type="string">
            <text:p>Atractivo, conciso e informativo</text:p>
          </table:table-cell>
          <table:table-cell table:style-name="ce26" office:value-type="string" calcext:value-type="string">
            <text:p><text:span text:style-name="T3">Necesita trabajo</text:span></text:p>
            <text:p><text:span text:style-name="T8">- A veces, demasiado breve</text:span></text:p>
            <text:p><text:span text:style-name="T8">- Falta información</text:span></text:p>
          </table:table-cell>
          <table:table-cell table:number-columns-repeated="1006"/>
        </table:table-row>
        <table:table-row table:style-name="ro7">
          <table:table-cell table:style-name="ce4" office:value-type="string" calcext:value-type="string">
            <text:p>Uber</text:p>
          </table:table-cell>
          <table:table-cell table:style-name="ce8" office:value-type="string" calcext:value-type="string">
            <text:p>Directo</text:p>
          </table:table-cell>
          <table:table-cell table:style-name="ce8" office:value-type="string" calcext:value-type="string">
            <text:p>Internacional</text:p>
          </table:table-cell>
          <table:table-cell table:style-name="ce9" office:value-type="string" calcext:value-type="string">
            <text:p>Servicio de transporte de pasajeros, entrega de comida (Uber Eats).</text:p>
          </table:table-cell>
          <table:table-cell table:style-name="ce10" office:value-type="string" calcext:value-type="string">
            <text:p>Pesos Mexicanos</text:p>
          </table:table-cell>
          <table:table-cell table:style-name="ce10" office:value-type="string" calcext:value-type="string">
            <text:p><text:a xlink:href="http://www.uber.com/" xlink:type="simple">www.uber.com</text:a></text:p>
          </table:table-cell>
          <table:table-cell table:style-name="ce12" office:value-type="string" calcext:value-type="string">
            <text:p>Grande</text:p>
          </table:table-cell>
          <table:table-cell table:style-name="ce9" office:value-type="string" calcext:value-type="string">
            <text:p>Usuarios individuales y empresas que necesitan transporte o entrega de comida.</text:p>
          </table:table-cell>
          <table:table-cell table:style-name="ce9" office:value-type="string" calcext:value-type="string">
            <text:p><text:s/>Conveniencia, rapidez y amplia gama de servicios de movilidad y entrega.</text:p>
          </table:table-cell>
          <table:table-cell table:style-name="ce17" office:value-type="string" calcext:value-type="string">
            <text:p><text:span text:style-name="T3">Sobresaliente</text:span></text:p>
            <text:p><text:span text:style-name="T8">+ El sitio web está bien diseñado y es fácil de usar</text:span></text:p>
            <text:p><text:span text:style-name="T8">+ Diseño elegante con una fuerte presencia de la marca</text:span></text:p>
            <text:p><text:span text:style-name="T8">- No tiene la facilidad de uso para personas con discapacidades.</text:span></text:p>
            <text:p><text:span text:style-name="T8">    UX: Sobresaliente</text:span></text:p>
            <text:p><text:span text:style-name="T8">    Primeras impresiones: Muy bien</text:span></text:p>
            <text:p><text:span text:style-name="T8">    Interacción: Muy bien</text:span></text:p>
            <text:p><text:span text:style-name="T8">    Diseño visual: Muy bien</text:span></text:p>
            <text:p><text:span text:style-name="T8">    Contenido: Muy bien</text:span></text:p>
          </table:table-cell>
          <table:table-cell table:style-name="ce17" office:value-type="string" calcext:value-type="string">
            <text:p><text:span text:style-name="T3">Bien</text:span></text:p>
            <text:p><text:span text:style-name="T8">+ La aplicación está bien diseñada y es fácil de usar</text:span></text:p>
            <text:p><text:span text:style-name="T8">+ Proceso de pedido ágil</text:span></text:p>
            <text:p><text:span text:style-name="T8">    UX: Sobresaliente</text:span></text:p>
            <text:p><text:span text:style-name="T8">    Primeras impresiones: Muy bien</text:span></text:p>
            <text:p><text:span text:style-name="T8">    Interacción: Muy bien</text:span></text:p>
            <text:p><text:span text:style-name="T8">    Diseño visual: Muy bien</text:span></text:p>
            <text:p><text:span text:style-name="T8">    Contenido: Muy bien</text:span></text:p>
          </table:table-cell>
          <table:table-cell table:style-name="ce20" office:value-type="string" calcext:value-type="string">
            <text:p><text:span text:style-name="T3">Necesita trabajo</text:span></text:p>
            <text:p><text:span text:style-name="T8">+ Pago en un clic que recuerda la información de pago</text:span></text:p>
            <text:p><text:span text:style-name="T8">- Faltan otras opciones útiles </text:span></text:p>
            <text:p><text:span text:style-name="T8">- No hay programa de beneficios</text:span></text:p>
          </table:table-cell>
          <table:table-cell table:style-name="ce20" office:value-type="string" calcext:value-type="string">
            <text:p><text:span text:style-name="T3">Muy bien</text:span></text:p>
            <text:p><text:span text:style-name="T8">+ Opción de audio en los menús disponible en inglés y español</text:span></text:p>
            <text:p><text:span text:style-name="T9">+ Múltiples idiomas para adaptarse a las diversas regiones y usuarios a nivel mundial</text:span></text:p>
          </table:table-cell>
          <table:table-cell table:style-name="ce20" office:value-type="string" calcext:value-type="string">
            <text:p><text:span text:style-name="T3">Bien</text:span></text:p>
            <text:p><text:span text:style-name="T8">+ Proceso de pedido y pago fácil y útil</text:span></text:p>
            <text:p><text:span text:style-name="T8">+ Flujo de usuario sencillo</text:span></text:p>
            <text:p><text:span text:style-name="T8">- No memorable</text:span></text:p>
            <text:p/>
          </table:table-cell>
          <table:table-cell table:style-name="ce20" office:value-type="string" calcext:value-type="string">
            <text:p><text:span text:style-name="T3">Muy bien</text:span></text:p>
            <text:p><text:span text:style-name="T8">+ Navegación básica fácil</text:span></text:p>
            <text:p><text:span text:style-name="T8">+ Indicación clara de los elementos en los que se puede hacer clic</text:span></text:p>
          </table:table-cell>
          <table:table-cell table:style-name="ce23" office:value-type="string" calcext:value-type="string">
            <text:p><text:span text:style-name="T10">Sobresaliente</text:span></text:p>
            <text:p><text:span text:style-name="T8">+ Fuerte identidad de marca que incluye colores, fuentes, estilo e imágenes</text:span></text:p>
            <text:p><text:span text:style-name="T8">+ El diseño visual comunica el espíritu de la empresa</text:span></text:p>
            <text:p><text:span text:style-name="T9">+ Diseño moderno y vanguardista</text:span></text:p>
          </table:table-cell>
          <table:table-cell table:style-name="ce26" office:value-type="string" calcext:value-type="string">
            <text:p>Sofisticado e informativo</text:p>
            <text:p>Amigable y profesional</text:p>
          </table:table-cell>
          <table:table-cell table:style-name="ce26" office:value-type="string" calcext:value-type="string">
            <text:p><text:span text:style-name="T3">Bien</text:span></text:p>
            <text:p><text:span text:style-name="T8">+ Toda la información clave está presente.</text:span></text:p>
            <text:p><text:span text:style-name="T8">+Descriptivo, claro y conciso.</text:span>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cu</meta:initial-creator>
    <meta:creation-date>2022-01-21T22:16:19</meta:creation-date>
    <dc:date>2024-05-07T12:48:40.954008573</dc:date>
    <meta:generator>LibreOffice/7.3.7.2$Linux_X86_64 LibreOffice_project/30$Build-2</meta:generator>
    <meta:editing-duration>PT2H21M34S</meta:editing-duration>
    <meta:editing-cycles>5</meta:editing-cycles>
    <meta:document-statistic meta:table-count="1" meta:cell-count="79" meta:object-count="0"/>
    <meta:user-defined meta:name="AppVersion">16.0300</meta:user-defined>
  </office:meta>
</office:document-meta>
</file>